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ádsadsađáá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5T23:08:43.226333016</meta:creation-date>
    <dc:date>2020-09-05T23:08:53.297865062</dc:date>
    <meta:editing-duration>PT11S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1"/>
    <meta:generator>LibreOffice/6.4.5.2$Linux_X86_64 LibreOffice_project/40$Build-2</meta:generator>
  </office:meta>
</office:document-meta>
</file>